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8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style-complex="italic"/>
    </style:style>
    <style:style style:name="T34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7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7"><text:span text:style-name="T10">1. </text:span>Эталонные средства измерений:</text:p>
      <text:p text:style-name="P33">- <text:span text:style-name="T3">$facility_110</text:span>;</text:p>
      <text:p text:style-name="P34">- <text:span text:style-name="T3">$facility_1</text:span>3<text:span text:style-name="T3">0</text:span>;</text:p>
      <text:p text:style-name="P38"><text:span text:style-name="T10">2. </text:span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5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20">p</text:span><text:span text:style-name="T16">i</text:span><text:span text:style-name="T33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4">Ḣ</text:span><text:span text:style-name="T16">pi</text:span><text:span text:style-name="T32">(10)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29">$1-<text:span text:style-name="T10">m31</text:span></text:p>
              <text:p text:style-name="P29">$1-<text:span text:style-name="T10">m32</text:span></text:p>
              <text:p text:style-name="P29">$1-<text:span text:style-name="T10">m33</text:span></text:p>
              <text:p text:style-name="P29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3">Действи-тельное</text:span> значение</text:p>
            <text:p text:style-name="P28">ЭД<text:span text:style-name="T36">,</text:span></text:p>
            <text:p text:style-name="P28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10">см <text:s/></text:span></text:p>
            <text:p text:style-name="P31">t, <text:span text:style-name="T10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4">H</text:span><text:span text:style-name="T16">pi</text:span></text:p>
          </table:table-cell>
          <table:table-cell table:style-name="s1.D3" office:value-type="string">
            <text:p text:style-name="P28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8"><text:span text:style-name="T4">H</text:span><text:span text:style-name="T16">pi</text:span><text:span text:style-name="T17"> </text:span><text:span text:style-name="T19">изм</text:span><text:span text:style-name="T20">.</text:span><text:span text:style-name="T35">- </text:span><text:span text:style-name="T4">H</text:span><text:span text:style-name="T16">p</text:span><text:span text:style-name="T15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0">3</text:span></text:p>
          </table:table-cell>
          <table:table-cell table:style-name="s1.B4" office:value-type="string">
            <text:p text:style-name="P19"><text:s text:c="2"/>##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##1-d_dev<text:span text:style-name="T3">_</text:span><text:span text:style-name="T10">3</text:span></text:p>
          </table:table-cell>
          <table:table-cell table:style-name="s1.B4" office:value-type="string">
            <text:p text:style-name="P13">##1-dose<text:span text:style-name="T3">_</text:span><text:span text:style-name="T10">3</text:span></text:p>
          </table:table-cell>
          <table:table-cell table:style-name="s1.B4" office:value-type="string">
            <text:p text:style-name="P13">##1-d_res<text:span text:style-name="T3">_</text:span><text:span text:style-name="T10">3</text:span></text:p>
          </table:table-cell>
          <table:table-cell table:style-name="s1.B4" office:value-type="string">
            <text:p text:style-name="P13">##1-o_pog<text:span text:style-name="T3">_</text:span><text:span text:style-name="T10">3</text:span></text:p>
          </table:table-cell>
          <table:table-cell table:style-name="s1.B4" office:value-type="string">
            <text:p text:style-name="P13">##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4:25.64</dc:date>
    <meta:editing-duration>P3DT8H20M22S</meta:editing-duration>
    <meta:editing-cycles>398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10" meta:character-count="2363"/>
  </office:meta>
</office:document-meta>
</file>